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0.80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33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9:20.40</dc:date>
    <meta:editing-duration>P3DT6H18M3S</meta:editing-duration>
    <meta:editing-cycles>384</meta:editing-cycles>
    <meta:generator>OpenOffice/4.1.6$Win32 OpenOffice.org_project/416m1$Build-9790</meta:generator>
    <meta:document-statistic meta:table-count="3" meta:image-count="0" meta:object-count="0" meta:page-count="1" meta:paragraph-count="128" meta:word-count="275" meta:character-count="2190"/>
  </office:meta>
</office:document-meta>
</file>